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088cm" svg:stroke-color="#000000" draw:marker-start-width="0.331cm" draw:marker-end-width="0.331cm" draw:stroke-linejoin="none" svg:stroke-linecap="round" draw:fill="gradient" draw:fill-color="#3d6295" draw:fill-gradient-name="Gradient_20_57" draw:textarea-horizontal-align="center" draw:textarea-vertical-align="middle" fo:padding-top="0.168cm" fo:padding-bottom="0.168cm" fo:padding-left="0.293cm" fo:padding-right="0.293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4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="gradient" draw:fill-color="#3d6295" draw:fill-gradient-name="Gradient_20_57"/>
      <style:paragraph-properties fo:text-align="center"/>
    </style:style>
    <style:style style:name="P2" style:family="paragraph">
      <loext:graphic-properties draw:fill-color="#ff4000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371cm" svg:height="1.371cm" svg:x="0.114cm" svg:y="0.115cm" svg:viewBox="0 0 1372 1372" svg:d="M596 0h180 2l2 1h3l1 1h2l2 1 2 2 2 2 1 1 2 1 1 2 1 3 1 1 2 2v2 3l25 176 28 8 27 11 27 11 25 14 142-107 3-1 2-1 2-1h1l3-1h2 2 2 3l2 1h2l3 1 1 1 2 1 2 1 1 1 128 128v1l1 1h1v1l2 2v3l1 2 1 2v2 4 1 2l-1 2v2l-1 2v2l-1 1-1 3-107 142 14 25 11 27 11 27 8 28 176 25h3 2l2 2 1 1 3 1 2 1 1 2 1 1 2 2 2 2 1 2v2l1 1v3l1 2v2 180 2l-1 2v3l-1 2v2l-1 1-2 2-2 3-1 1-1 1-2 1-3 1-1 1-2 2-2 1h-3l-176 25-8 28-11 27-11 26-14 27 107 142 1 1 1 2v1l1 2v3l1 2v1 2 3 2l-1 2-1 2v3l-2 2v1l-1 1-1 1v2l-128 126-1 1-2 2-2 1-1 1h-3l-2 1h-2l-3 2h-2l-2-2h-2-3l-2-1-1-1-2-1-3-1-142-107-25 14-27 12-27 10-28 10-25 174v3 2l-2 2-1 3-1 2-1 1-2 2-1 1-2 1-2 2-2 1-2 1h-1l-3 1h-2-2-180-2-2l-3-1h-2l-2-1-1-1-2-2-3-1-1-1-1-2-1-1-1-2-1-3-2-2-1-2v-3l-25-174-28-10-27-10-26-12-27-14-142 107-1 1-2 1-2 1-3 1h-2-2l-2 2h-3l-1-2h-2l-2-1h-3l-2-1-1-1-2-2-3-1-126-126-1-2-1-1v-1l-1-1-1-2-1-3-1-2v-2-2l-2-3 2-2v-1-2l1-3v-2l1-1 1-2 1-1 107-142-14-27-12-26-10-27-10-28-174-25h-3l-2-1-2-2-3-1-2-1-1-1-2-1-1-1-1-3-2-2-1-1-1-2v-2l-1-3v-2-2-180-2-2l1-3v-1l1-2 1-2 2-2 1-2 1-1 2-2 1-1 2-1 3-1 2-2h2 3l174-25 10-28 10-27 12-27 14-25-107-142-1-3-1-1-1-2v-2l-1-2v-2-2l-2-1 2-4v-2-2l1-2 1-3 1-2 1-1 1-1 1-1 126-128 3-1 2-1 1-1 2-1 3-1h2l2-1h1 3 2 2l2 1h3l2 1 2 1 1 1 142 107 27-14 26-11 27-11 28-8 25-176v-3l1-2 2-2 1-1 1-3 1-2 1-1 1-1 3-2 2-2 1-1h2l2-1h3l2-1zM915 686c0 40-11 80-31 115-20 34-49 63-83 83-35 20-75 31-115 31s-80-11-114-31c-35-20-64-49-84-83-20-35-31-75-31-115s11-80 31-114c20-35 49-64 83-84 35-20 75-31 115-31s80 11 114 31c35 20 64 49 84 83 20 35 31 75 31 115z">
            <text:p/>
          </draw:path>
        </draw:g>
        <draw:custom-shape draw:style-name="gr2" draw:text-style-name="P2" draw:layer="layout" svg:width="1.016cm" svg:height="1.016cm" draw:transform="rotate (0.785398163397448) translate (0.363cm 0.51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19.1616766467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5" draw:display-name="Gradient 55" draw:style="linear" draw:start-color="#70fcff" draw:end-color="#729fcf" draw:start-intensity="100%" draw:end-intensity="100%" draw:angle="340" draw:border="0%"/>
    <draw:gradient draw:name="Gradient_20_56" draw:display-name="Gradient 56" draw:style="linear" draw:start-color="#b4c7dc" draw:end-color="#729fcf" draw:start-intensity="100%" draw:end-intensity="100%" draw:angle="340" draw:border="0%"/>
    <draw:gradient draw:name="Gradient_20_57" draw:display-name="Gradient 57" draw:style="linear" draw:start-color="#b4c7dc" draw:end-color="#798ca4" draw:start-intensity="100%" draw:end-intensity="100%" draw:angle="34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20-05-27T03:27:22.987357885</dc:date>
    <meta:editing-duration>P1DT7H18M19S</meta:editing-duration>
    <meta:editing-cycles>51</meta:editing-cycles>
    <meta:generator>LibreOffice/6.4.0.2$Linux_X86_64 LibreOffice_project/40$Build-2</meta:generator>
    <meta:document-statistic meta:object-count="3"/>
  </office:meta>
</office:document-meta>
</file>